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e6ff00" draw:textarea-horizontal-align="justify" draw:textarea-vertical-align="middle" draw:auto-grow-height="false"/>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stroke="none" svg:stroke-color="#000000" draw:fill="none" draw:fill-color="#ffffff" fo:min-height="6.354cm"/>
    </style:style>
    <style:style style:name="gr5" style:family="graphic" style:parent-style-name="standard">
      <style:graphic-properties draw:fill-color="#e6ff00" draw:textarea-horizontal-align="justify" draw:textarea-vertical-align="middle" draw:auto-grow-height="false" fo:min-height="0cm" fo:min-width="0cm" fo:wrap-option="no-wrap"/>
    </style:style>
    <style:style style:name="gr6" style:family="graphic" style:parent-style-name="standard">
      <style:graphic-properties draw:fill="solid" draw:fill-color="#23ff23" draw:textarea-horizontal-align="justify" draw:textarea-vertical-align="middle" draw:auto-grow-height="false"/>
    </style:style>
    <style:style style:name="gr7" style:family="graphic" style:parent-style-name="standard">
      <style:graphic-properties draw:fill="solid" draw:fill-color="#ff9966" draw:textarea-horizontal-align="justify" draw:textarea-vertical-align="middle" draw:auto-grow-height="false"/>
    </style:style>
    <style:style style:name="gr8" style:family="graphic" style:parent-style-name="standard">
      <style:graphic-properties draw:fill="solid" draw:fill-color="#00ff00" draw:textarea-horizontal-align="justify" draw:textarea-vertical-align="middle" draw:auto-grow-height="false" fo:min-height="0cm" fo:min-width="0cm" fo:wrap-option="no-wrap"/>
    </style:style>
    <style:style style:name="gr9" style:family="graphic" style:parent-style-name="standard">
      <style:graphic-properties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line-height="100%"/>
      <style:text-properties fo:font-size="14pt" style:font-size-asian="14pt"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429cm" svg:height="1.905cm" svg:x="2.524cm" svg:y="1.508cm">
          <text:p text:style-name="P1">Oscar</text:p>
          <draw:enhanced-geometry svg:viewBox="0 0 21600 21600" draw:type="rectangle" draw:enhanced-path="M 0 0 L 21600 0 21600 21600 0 21600 0 0 Z N"/>
        </draw:custom-shape>
        <draw:custom-shape draw:style-name="gr2" draw:text-style-name="P1" xml:id="id1" draw:id="id1" draw:layer="layout" svg:width="5.334cm" svg:height="1.905cm" svg:x="1.635cm" svg:y="4.81cm">
          <text:p text:style-name="P1">Oscar</text:p>
          <text:p text:style-name="P1">Components</text:p>
          <draw:enhanced-geometry svg:viewBox="0 0 21600 21600" draw:type="rectangle" draw:enhanced-path="M 0 0 L 21600 0 21600 21600 0 21600 0 0 Z N"/>
        </draw:custom-shape>
        <draw:connector draw:style-name="gr3" draw:text-style-name="P1" draw:layer="layout" draw:type="line" svg:x1="4.302cm" svg:y1="4.81cm" svg:x2="4.238cm" svg:y2="3.413cm" draw:start-shape="id1" draw:end-shape="id2" draw:end-glue-point="2" svg:d="m4302 4810-64-1397" svg:viewBox="0 0 65 1398">
          <text:p/>
        </draw:connector>
        <draw:frame draw:style-name="gr4" draw:text-style-name="P2" draw:layer="layout" svg:width="25.527cm" svg:height="7.965cm" svg:x="1.127cm" svg:y="13.7cm">
          <draw:text-box>
            <text:p text:style-name="P2"><text:span text:style-name="T1">Oscar is capable of having add-on components which may augment the functionality of core oscar.</text:span></text:p>
            <text:p text:style-name="P2"><text:span text:style-name="T1"/></text:p>
            <text:p text:style-name="P3"><text:span text:style-name="T1">The Oscar community will provide an approval process for components. Oscar approval means that a minimal level of quality is met, usually with regards to security, interoperability, usefulness, and documentation. Unapproved components can still be used by individuals but at their own risk with no quality guarantees..</text:span></text:p>
            <text:p text:style-name="P3"><text:span text:style-name="T1"/></text:p>
            <text:p text:style-name="P3"><text:span text:style-name="T1">Examples :</text:span></text:p>
            <text:p text:style-name="P3"><text:span text:style-name="T1">Internal Only <text:s/>- a new Inbox, it would only read/write internal oscar data.</text:span></text:p>
            <text:p text:style-name="P3"><text:span text:style-name="T1">Receiving Data - DrugRef, it never sends patient data out but receives external drug information</text:span></text:p>
            <text:p text:style-name="P3"><text:span text:style-name="T1">Sending Data – SMS patient appointment reminders sends appointment info but never receives external data.</text:span></text:p>
            <text:p text:style-name="P3"><text:span text:style-name="T1">Sending &amp; Receiving Data - Integrator, data comes into oscar and data is sent out of oscar.</text:span></text:p>
            <text:p text:style-name="P3"><text:span text:style-name="T1"/></text:p>
            <text:p text:style-name="P3"><text:span text:style-name="T1"/></text:p>
            <text:p text:style-name="P2"><text:span text:style-name="T1"/></text:p>
          </draw:text-box>
        </draw:frame>
        <draw:custom-shape draw:style-name="gr5" draw:text-style-name="P1" draw:layer="layout" svg:width="5.413cm" svg:height="4.877cm" svg:x="9.176cm" svg:y="5.267cm">
          <text:p/>
          <draw:enhanced-geometry svg:viewBox="0 0 21600 21600" draw:mirror-horizontal="false" draw:type="line-callout-1" draw:modifiers="-10006.0583671962 2767.52767527675 -997.414111562615 2457.564575645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4" draw:layer="layout" svg:width="4.572cm" svg:height="1.778cm" svg:x="9.636cm" svg:y="5.699cm">
          <text:p text:style-name="P4"><text:span text:style-name="T1">Oscar Approved</text:span></text:p>
          <text:p text:style-name="P4"><text:span text:style-name="T1">Components</text:span></text:p>
          <draw:enhanced-geometry svg:viewBox="0 0 21600 21600" draw:type="rectangle" draw:enhanced-path="M 0 0 L 21600 0 21600 21600 0 21600 0 0 Z N"/>
        </draw:custom-shape>
        <draw:custom-shape draw:style-name="gr7" draw:text-style-name="P4" draw:layer="layout" svg:width="4.572cm" svg:height="1.778cm" svg:x="9.636cm" svg:y="7.985cm">
          <text:p text:style-name="P4"><text:span text:style-name="T1">Unapproved</text:span></text:p>
          <text:p text:style-name="P4"><text:span text:style-name="T1">Components</text:span></text:p>
          <draw:enhanced-geometry svg:viewBox="0 0 21600 21600" draw:type="rectangle" draw:enhanced-path="M 0 0 L 21600 0 21600 21600 0 21600 0 0 Z N"/>
        </draw:custom-shape>
        <draw:custom-shape draw:style-name="gr8" draw:text-style-name="P1" draw:layer="layout" svg:width="5.334cm" svg:height="5.842cm" svg:x="16.875cm" svg:y="5.953cm">
          <text:p/>
          <draw:enhanced-geometry svg:viewBox="0 0 21600 21600" draw:mirror-horizontal="false" draw:type="line-callout-1" draw:modifiers="-12534.8828491097 2613.58890980661 -1000.03748828491 2047.989046722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4" draw:layer="layout" svg:width="4.572cm" svg:height="1.397cm" svg:x="17.256cm" svg:y="6.334cm">
          <text:p text:style-name="P4"><text:span text:style-name="T1">Internal Only</text:span></text:p>
          <draw:enhanced-geometry svg:viewBox="0 0 21600 21600" draw:type="rectangle" draw:enhanced-path="M 0 0 L 21600 0 21600 21600 0 21600 0 0 Z N"/>
        </draw:custom-shape>
        <draw:custom-shape draw:style-name="gr9" draw:text-style-name="P4" draw:layer="layout" svg:width="4.572cm" svg:height="1.397cm" svg:x="17.256cm" svg:y="8.112cm">
          <text:p text:style-name="P4"><text:span text:style-name="T1">Sends Data</text:span></text:p>
          <text:p text:style-name="P4"><text:span text:style-name="T1">out of Oscar</text:span></text:p>
          <draw:enhanced-geometry svg:viewBox="0 0 21600 21600" draw:type="rectangle" draw:enhanced-path="M 0 0 L 21600 0 21600 21600 0 21600 0 0 Z N"/>
        </draw:custom-shape>
        <draw:custom-shape draw:style-name="gr9" draw:text-style-name="P4" draw:layer="layout" svg:width="4.572cm" svg:height="1.524cm" svg:x="17.256cm" svg:y="9.89cm">
          <text:p text:style-name="P4"><text:span text:style-name="T1">Receives Data</text:span></text:p>
          <text:p text:style-name="P4"><text:span text:style-name="T1">into Osca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7.94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dman </meta:initial-creator>
    <meta:creation-date>2013-11-27T13:11:39</meta:creation-date>
    <dc:date>2013-11-27T14:34:05</dc:date>
    <dc:creator>tedman </dc:creator>
    <meta:editing-duration>PT1H6M54S</meta:editing-duration>
    <meta:editing-cycles>8</meta:editing-cycles>
    <meta:generator>LibreOffice/4.0.4.2$Linux_X86_64 LibreOffice_project/9e9821abd0ffdbc09cd8c52eaa574fa09eb08f2</meta:generator>
    <meta:document-statistic meta:object-count="11"/>
  </office:meta>
</office:document-meta>
</file>